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1c1c1c" draw:marker-start-width="0.227cm" draw:marker-end-width="0.227cm" draw:fill-color="#ffdbb6" draw:textarea-horizontal-align="justify" draw:textarea-vertical-align="middle" draw:auto-grow-height="false" fo:min-height="0.009cm" fo:min-width="0.437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c1c1c" draw:marker-start-width="0.227cm" draw:marker-end-width="0.227cm" draw:fill-color="#443205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c1c1c" draw:marker-start-width="0.227cm" draw:marker-end-width="0.227cm" draw:fill-color="#00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c1c1c" draw:marker-start-width="0.227cm" draw:marker-end-width="0.227cm" draw:fill-color="#ff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ffbf00" draw:textarea-horizontal-align="justify" draw:textarea-vertical-align="middle" draw:auto-grow-height="false" fo:min-height="0.127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ffff00" draw:textarea-horizontal-align="justify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8" style:family="graphic" style:parent-style-name="standard">
      <style:graphic-properties svg:stroke-width="0.018cm" svg:stroke-color="#1c1c1c" draw:marker-start-width="0.227cm" draw:marker-end-width="0.227cm" draw:fill-color="#ffdbb6" draw:textarea-horizontal-align="justify" draw:textarea-vertical-align="middle" draw:auto-grow-height="false" fo:min-height="0.027cm" fo:min-width="0.437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1c1c1c" draw:marker-start-width="0.227cm" draw:marker-end-width="0.227cm" draw:fill-color="#443205" draw:textarea-horizontal-align="justify" draw:textarea-vertical-align="middle" draw:auto-grow-height="false" fo:min-height="0.055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1c1c1c" draw:marker-start-width="0.227cm" draw:marker-end-width="0.227cm" draw:fill-color="#000000" draw:textarea-horizontal-align="justify" draw:textarea-vertical-align="middle" draw:auto-grow-height="false" fo:min-height="0.055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c1c1c" draw:marker-start-width="0.227cm" draw:marker-end-width="0.227cm" draw:fill-color="#ff0000" draw:textarea-horizontal-align="justify" draw:textarea-vertical-align="middle" draw:auto-grow-height="false" fo:min-height="0.055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c1c1c" draw:marker-start-width="0.227cm" draw:marker-end-width="0.227cm" draw:fill-color="#00a933" draw:textarea-horizontal-align="justify" draw:textarea-vertical-align="middle" draw:auto-grow-height="false" fo:min-height="0.127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c1c1c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14" style:family="graphic" style:parent-style-name="standard">
      <style:graphic-properties svg:stroke-width="0.018cm" svg:stroke-color="#1c1c1c" draw:marker-start-width="0.227cm" draw:marker-end-width="0.227cm" draw:fill-color="#cccccc" draw:textarea-horizontal-align="justify" draw:textarea-vertical-align="middle" draw:auto-grow-height="false" fo:min-height="0.305cm" fo:min-width="0.69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1c1c1c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16" style:family="graphic" style:parent-style-name="objectwithoutfill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18cm" svg:stroke-color="#1c1c1c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19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3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44320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15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12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14" draw:id="id14" draw:layer="layout" svg:width="0.965cm" svg:height="0.305cm" svg:x="9.573cm" svg:y="3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127cm" svg:height="0.305cm" svg:x="9.773cm" svg:y="3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305cm" svg:x="9.973cm" svg:y="3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305cm" svg:x="10.173cm" svg:y="3.2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0.533cm" svg:height="0.533cm" svg:x="7.833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7.922cm" svg:y="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0.965cm" svg:height="0.305cm" svg:x="9.573cm" svg:y="4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127cm" svg:height="0.305cm" svg:x="9.773cm" svg:y="4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127cm" svg:height="0.305cm" svg:x="9.973cm" svg:y="4.6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127cm" svg:height="0.305cm" svg:x="10.173cm" svg:y="4.6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0.533cm" svg:height="0.533cm" svg:x="7.833cm" svg:y="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318cm" svg:height="0.318cm" svg:x="7.922cm" svg:y="4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27cm" svg:height="0.635cm" svg:x="9.572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18cm" svg:height="0.318cm" svg:x="9.71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onnector draw:style-name="gr16" draw:text-style-name="P1" xml:id="id2" draw:id="id2" draw:layer="layout" draw:type="line" svg:x1="6.832cm" svg:y1="10.742cm" svg:x2="7.332cm" svg:y2="10.744cm" draw:end-shape="id1" draw:end-glue-point="2" svg:d="M6832 10742l500 2" svg:viewBox="0 0 501 3">
            <text:p/>
          </draw:connector>
          <draw:connector draw:style-name="gr16" draw:text-style-name="P1" draw:layer="layout" draw:type="line" svg:x1="6.832cm" svg:y1="10.742cm" svg:x2="6.912cm" svg:y2="10.927cm" draw:start-shape="id2" draw:start-glue-point="2" svg:d="M6832 10742l80 185" svg:viewBox="0 0 81 186">
            <text:p/>
          </draw:connector>
          <draw:connector draw:style-name="gr16" draw:text-style-name="P1" draw:layer="layout" draw:type="line" svg:x1="7.132cm" svg:y1="10.743cm" svg:x2="7.212cm" svg:y2="10.928cm" svg:d="M7132 10743l80 185" svg:viewBox="0 0 81 186">
            <text:p/>
          </draw:connector>
          <draw:connector draw:style-name="gr16" draw:text-style-name="P1" xml:id="id1" draw:id="id1" draw:layer="layout" draw:type="line" svg:x1="7.332cm" svg:y1="10.744cm" svg:x2="7.412cm" svg:y2="10.929cm" svg:d="M7332 10744l80 185" svg:viewBox="0 0 81 186">
            <text:p/>
          </draw:connector>
          <draw:connector draw:style-name="gr16" draw:text-style-name="P1" draw:layer="layout" draw:type="line" svg:x1="7.232cm" svg:y1="10.744cm" svg:x2="7.312cm" svg:y2="10.929cm" svg:d="M7232 10744l80 185" svg:viewBox="0 0 81 186">
            <text:p/>
          </draw:connector>
          <draw:connector draw:style-name="gr16" draw:text-style-name="P1" draw:layer="layout" draw:type="line" svg:x1="7.032cm" svg:y1="10.744cm" svg:x2="7.112cm" svg:y2="10.929cm" svg:d="M7032 10744l80 185" svg:viewBox="0 0 81 186">
            <text:p/>
          </draw:connector>
          <draw:connector draw:style-name="gr16" draw:text-style-name="P1" draw:layer="layout" draw:type="line" svg:x1="6.932cm" svg:y1="10.745cm" svg:x2="7.012cm" svg:y2="10.93cm" svg:d="M6932 10745l80 185" svg:viewBox="0 0 81 186">
            <text:p/>
          </draw:connector>
        </draw:g>
        <draw:connector draw:style-name="gr17" draw:text-style-name="P4" draw:layer="layout" svg:x1="7.122cm" svg:y1="10.742cm" svg:x2="7.833cm" svg:y2="4.801cm" draw:start-shape="id3" draw:start-glue-point="0" draw:end-shape="id4" draw:end-glue-point="6" svg:d="M7122 10742v-5941h711" svg:viewBox="0 0 712 5942">
          <text:p/>
        </draw:connector>
        <draw:connector draw:style-name="gr17" draw:text-style-name="P4" draw:layer="layout" svg:x1="7.122cm" svg:y1="10.742cm" svg:x2="7.833cm" svg:y2="3.401cm" draw:start-shape="id3" draw:start-glue-point="0" draw:end-shape="id5" draw:end-glue-point="6" svg:d="M7122 10742v-7341h711" svg:viewBox="0 0 712 7342">
          <text:p/>
        </draw:connector>
        <draw:custom-shape draw:style-name="gr18" draw:text-style-name="P11" draw:layer="layout" svg:width="0.318cm" svg:height="0.318cm" svg:x="10.31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8" draw:id="id8" draw:layer="layout" svg:width="0.203cm" svg:height="0.203cm" svg:x="9.79cm" svg:y="7.7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203cm" svg:height="0.203cm" svg:x="10.39cm" svg:y="7.7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1" draw:id="id11" draw:layer="layout" svg:width="0.203cm" svg:height="0.203cm" svg:x="9.79cm" svg:y="8.4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3" draw:id="id13" draw:layer="layout" svg:width="0.203cm" svg:height="0.203cm" svg:x="10.39cm" svg:y="8.4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9" draw:id="id9" draw:layer="layout" svg:width="0.203cm" svg:height="0.203cm" svg:x="12.09cm" svg:y="5.0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" draw:id="id7" draw:layer="layout" svg:width="0.203cm" svg:height="0.203cm" svg:x="12.09cm" svg:y="4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5" draw:id="id15" draw:layer="layout" svg:width="0.203cm" svg:height="0.203cm" svg:x="12.09cm" svg:y="4.285cm">
          <text:p/>
          <draw:enhanced-geometry svg:viewBox="0 0 21600 21600" draw:type="rectangle" draw:enhanced-path="M 0 0 L 21600 0 21600 21600 0 21600 0 0 Z N"/>
        </draw:custom-shape>
        <draw:connector draw:style-name="gr20" draw:text-style-name="P13" draw:layer="layout" svg:x1="10.538cm" svg:y1="4.786cm" svg:x2="12.09cm" svg:y2="4.786cm" draw:start-shape="id6" draw:start-glue-point="1" draw:end-shape="id7" draw:end-glue-point="3" svg:d="M10538 4786h1552" svg:viewBox="0 0 1553 1">
          <text:p/>
        </draw:connector>
        <draw:connector draw:style-name="gr20" draw:text-style-name="P13" draw:layer="layout" svg:x1="9.891cm" svg:y1="7.785cm" svg:x2="12.09cm" svg:y2="5.186cm" draw:start-shape="id8" draw:start-glue-point="0" draw:end-shape="id9" draw:end-glue-point="3" svg:d="M9891 7785v-2599h2199" svg:viewBox="0 0 2200 2600">
          <text:p/>
        </draw:connector>
        <draw:custom-shape draw:style-name="gr19" draw:text-style-name="P12" xml:id="id10" draw:id="id10" draw:layer="layout" svg:width="0.203cm" svg:height="0.203cm" svg:x="12.09cm" svg:y="9.8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2" draw:id="id12" draw:layer="layout" svg:width="0.203cm" svg:height="0.203cm" svg:x="16.59cm" svg:y="4.685cm">
          <text:p/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2.09cm" svg:y1="9.986cm" svg:x2="7.122cm" svg:y2="10.742cm" draw:start-shape="id10" draw:start-glue-point="3" draw:end-shape="id3" draw:end-glue-point="0" svg:d="M12090 9986h-4968v756" svg:viewBox="0 0 4969 757">
          <text:p/>
        </draw:connector>
        <draw:connector draw:style-name="gr17" draw:text-style-name="P4" draw:layer="layout" svg:x1="9.891cm" svg:y1="8.688cm" svg:x2="12.09cm" svg:y2="9.986cm" draw:start-shape="id11" draw:start-glue-point="2" draw:end-shape="id10" draw:end-glue-point="3" svg:d="M9891 8688v1298h2199" svg:viewBox="0 0 2200 1299">
          <text:p/>
        </draw:connector>
        <draw:connector draw:style-name="gr21" draw:text-style-name="P13" draw:layer="layout" draw:line-skew="0cm 1.972cm" svg:x1="16.793cm" svg:y1="4.786cm" svg:x2="10.491cm" svg:y2="8.688cm" draw:start-shape="id12" draw:start-glue-point="1" draw:end-shape="id13" draw:end-glue-point="2" svg:d="M16793 4786h500v6374h-6802v-2472" svg:viewBox="0 0 6803 6375">
          <text:p/>
        </draw:connector>
        <draw:connector draw:style-name="gr22" draw:text-style-name="P1" draw:layer="layout" draw:type="line" svg:x1="8.366cm" svg:y1="3.401cm" svg:x2="9.573cm" svg:y2="3.386cm" draw:start-shape="id5" draw:start-glue-point="10" draw:end-shape="id14" draw:end-glue-point="3" svg:d="M8366 3401l1207-15" svg:viewBox="0 0 1208 16">
          <text:p/>
        </draw:connector>
        <draw:connector draw:style-name="gr22" draw:text-style-name="P1" draw:layer="layout" draw:type="line" svg:x1="8.366cm" svg:y1="4.801cm" svg:x2="9.573cm" svg:y2="4.786cm" draw:start-shape="id4" draw:start-glue-point="10" draw:end-shape="id6" draw:end-glue-point="3" svg:d="M8366 4801l1207-15" svg:viewBox="0 0 1208 16">
          <text:p/>
        </draw:connector>
        <draw:connector draw:style-name="gr20" draw:text-style-name="P13" draw:layer="layout" svg:x1="10.538cm" svg:y1="3.386cm" svg:x2="12.09cm" svg:y2="4.386cm" draw:start-shape="id14" draw:start-glue-point="1" draw:end-shape="id15" draw:end-glue-point="3" svg:d="M10538 3386h780v1000h772" svg:viewBox="0 0 1553 1001">
          <text:p/>
        </draw:connector>
        <draw:frame draw:style-name="gr23" draw:text-style-name="P14" draw:layer="layout" svg:width="1.053cm" svg:height="0.569cm" svg:x="16.557cm" svg:y="4.185cm">
          <draw:text-box>
            <text:p text:style-name="P13"><text:span text:style-name="T1">3V3</text:span></text:p>
          </draw:text-box>
        </draw:frame>
        <draw:frame draw:style-name="gr23" draw:text-style-name="P14" draw:layer="layout" svg:width="1.37cm" svg:height="0.569cm" svg:x="11.06cm" svg:y="3.923cm">
          <draw:text-box>
            <text:p text:style-name="P13"><text:span text:style-name="T1">GP2</text:span></text:p>
          </draw:text-box>
        </draw:frame>
        <draw:frame draw:style-name="gr23" draw:text-style-name="P14" draw:layer="layout" svg:width="1.37cm" svg:height="0.569cm" svg:x="11.06cm" svg:y="4.324cm">
          <draw:text-box>
            <text:p text:style-name="P13"><text:span text:style-name="T1">GP3</text:span></text:p>
          </draw:text-box>
        </draw:frame>
        <draw:frame draw:style-name="gr23" draw:text-style-name="P14" draw:layer="layout" svg:width="1.37cm" svg:height="0.569cm" svg:x="11.06cm" svg:y="4.725cm">
          <draw:text-box>
            <text:p text:style-name="P13"><text:span text:style-name="T1">GP4</text:span></text:p>
          </draw:text-box>
        </draw:frame>
        <draw:frame draw:style-name="gr23" draw:text-style-name="P14" draw:layer="layout" svg:width="1.37cm" svg:height="0.569cm" svg:x="8.837cm" svg:y="7.35cm">
          <draw:text-box>
            <text:p text:style-name="P13"><text:span text:style-name="T1">S1</text:span></text:p>
          </draw:text-box>
        </draw:frame>
        <draw:frame draw:style-name="gr23" draw:text-style-name="P14" draw:layer="layout" svg:width="1.37cm" svg:height="0.569cm" svg:x="10.137cm" svg:y="7.351cm">
          <draw:text-box>
            <text:p text:style-name="P13"><text:span text:style-name="T1">S2</text:span></text:p>
          </draw:text-box>
        </draw:frame>
        <draw:frame draw:style-name="gr23" draw:text-style-name="P14" draw:layer="layout" svg:width="1.37cm" svg:height="0.569cm" svg:x="10.137cm" svg:y="8.552cm">
          <draw:text-box>
            <text:p text:style-name="P13"><text:span text:style-name="T1">VCC</text:span></text:p>
          </draw:text-box>
        </draw:frame>
        <draw:frame draw:style-name="gr23" draw:text-style-name="P14" draw:layer="layout" svg:width="1.37cm" svg:height="0.569cm" svg:x="8.837cm" svg:y="8.551cm">
          <draw:text-box>
            <text:p text:style-name="P13"><text:span text:style-name="T1">GND</text:span></text:p>
          </draw:text-box>
        </draw:frame>
        <draw:frame draw:style-name="gr23" draw:text-style-name="P15" draw:layer="layout" svg:width="4.127cm" svg:height="0.569cm" svg:x="12.379cm" svg:y="1.816cm">
          <draw:text-box>
            <text:p text:style-name="P13"><text:span text:style-name="T2">RPi Pico W</text:span></text:p>
          </draw:text-box>
        </draw:frame>
        <draw:frame draw:style-name="gr23" draw:text-style-name="P15" draw:layer="layout" svg:width="2.739cm" svg:height="0.569cm" svg:x="6.798cm" svg:y="2.436cm">
          <draw:text-box>
            <text:p text:style-name="P13"><text:span text:style-name="T2">LED_Toggle</text:span></text:p>
          </draw:text-box>
        </draw:frame>
        <draw:frame draw:style-name="gr23" draw:text-style-name="P15" draw:layer="layout" svg:width="2.739cm" svg:height="0.569cm" svg:x="6.799cm" svg:y="3.837cm">
          <draw:text-box>
            <text:p text:style-name="P13"><text:span text:style-name="T2">LED_Control</text:span></text:p>
          </draw:text-box>
        </draw:frame>
        <draw:frame draw:style-name="gr23" draw:text-style-name="P15" draw:layer="layout" svg:width="1.47cm" svg:height="0.569cm" svg:x="8.202cm" svg:y="7.985cm">
          <draw:text-box>
            <text:p text:style-name="P13"><text:span text:style-name="T2">Butt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7-10T18:20:05.750479029</dc:date>
    <meta:editing-duration>PT47M10S</meta:editing-duration>
    <meta:editing-cycles>45</meta:editing-cycles>
    <meta:generator>LibreOffice/7.3.7.2$Linux_X86_64 LibreOffice_project/30$Build-2</meta:generator>
    <meta:document-statistic meta:object-count="55"/>
  </office:meta>
</office:document-meta>
</file>